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2" style:family="paragraph" style:parent-style-name="Standard">
      <style:text-properties style:text-underline-style="none" officeooo:rsid="0020f132" officeooo:paragraph-rsid="0020d578"/>
    </style:style>
    <style:style style:name="P73" style:family="paragraph" style:parent-style-name="Standard">
      <style:text-properties style:text-underline-style="none" officeooo:rsid="0025365e" officeooo:paragraph-rsid="0020d578"/>
    </style:style>
    <style:style style:name="P74" style:family="paragraph" style:parent-style-name="Standard">
      <style:text-properties style:text-underline-style="none" officeooo:rsid="002ebbaa" officeooo:paragraph-rsid="0020d578"/>
    </style:style>
    <style:style style:name="P75" style:family="paragraph" style:parent-style-name="Standard">
      <style:text-properties style:text-underline-style="none" officeooo:rsid="002fb6c8" officeooo:paragraph-rsid="0020d578"/>
    </style:style>
    <style:style style:name="P76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77" style:family="paragraph" style:parent-style-name="Standard">
      <style:text-properties style:text-underline-style="none" officeooo:rsid="00307fe1" officeooo:paragraph-rsid="00307fe1"/>
    </style:style>
    <style:style style:name="P78" style:family="paragraph" style:parent-style-name="Standard">
      <style:text-properties style:text-underline-style="none" officeooo:rsid="00365b5d" officeooo:paragraph-rsid="00307fe1"/>
    </style:style>
    <style:style style:name="P79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0" style:family="paragraph" style:parent-style-name="Standard">
      <style:text-properties officeooo:paragraph-rsid="0061c374"/>
    </style:style>
    <style:style style:name="P81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82" style:family="paragraph" style:parent-style-name="Text_20_body" style:list-style-name="L1"/>
    <style:style style:name="P8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officeooo:rsid="0026d3a4"/>
    </style:style>
    <style:style style:name="T28" style:family="text">
      <style:text-properties officeooo:rsid="002bad5b"/>
    </style:style>
    <style:style style:name="T29" style:family="text">
      <style:text-properties officeooo:rsid="002cbd85"/>
    </style:style>
    <style:style style:name="T30" style:family="text">
      <style:text-properties officeooo:rsid="002ebbaa"/>
    </style:style>
    <style:style style:name="T31" style:family="text">
      <style:text-properties officeooo:rsid="00307fe1"/>
    </style:style>
    <style:style style:name="T32" style:family="text">
      <style:text-properties officeooo:rsid="00389ccc"/>
    </style:style>
    <style:style style:name="T33" style:family="text">
      <style:text-properties officeooo:rsid="003be54b"/>
    </style:style>
    <style:style style:name="T34" style:family="text">
      <style:text-properties officeooo:rsid="003eadc9"/>
    </style:style>
    <style:style style:name="T35" style:family="text">
      <style:text-properties officeooo:rsid="003fdffa"/>
    </style:style>
    <style:style style:name="T36" style:family="text">
      <style:text-properties officeooo:rsid="00450e84"/>
    </style:style>
    <style:style style:name="T37" style:family="text">
      <style:text-properties officeooo:rsid="0049f08d"/>
    </style:style>
    <style:style style:name="T38" style:family="text">
      <style:text-properties fo:color="#008000"/>
    </style:style>
    <style:style style:name="T39" style:family="text">
      <style:text-properties officeooo:rsid="004df222"/>
    </style:style>
    <style:style style:name="T40" style:family="text">
      <style:text-properties officeooo:rsid="00532a8f"/>
    </style:style>
    <style:style style:name="T41" style:family="text">
      <style:text-properties officeooo:rsid="00544d8a"/>
    </style:style>
    <style:style style:name="T42" style:family="text">
      <style:text-properties officeooo:rsid="0054f832"/>
    </style:style>
    <style:style style:name="T43" style:family="text">
      <style:text-properties officeooo:rsid="00561d37"/>
    </style:style>
    <style:style style:name="T44" style:family="text">
      <style:text-properties officeooo:rsid="006038b8"/>
    </style:style>
    <style:style style:name="T45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6" style:family="text">
      <style:text-properties officeooo:rsid="0062edea"/>
    </style:style>
    <style:style style:name="T47" style:family="text">
      <style:text-properties officeooo:rsid="0064d8c7"/>
    </style:style>
    <style:style style:name="T48" style:family="text">
      <style:text-properties officeooo:rsid="0066115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81">MINI MANUAL DE BOOTSTRAP 3</text:p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58">Bootstrap permite un sistema de grid de hasta 12 columnas a lo largo de la página. </text:p>
      <text:p text:style-name="P58">Las columnas pueden juntarse para ocupar varias columnas, siempre que sumen hasta 12 por fila.</text:p>
      <text:p text:style-name="P58">El sistema de grid es responsive y se ajusta al tamaño de la pantalla del dispositivo.</text:p>
      <text:p text:style-name="P58">Hay 1 clase de grid para cada tamaño/dispostivo:</text:p>
      <text:list xml:id="list5396461607834646380" text:style-name="L1">
        <text:list-item>
          <text:p text:style-name="P83">xs (<text:span text:style-name="T22">para</text:span> <text:span text:style-name="T22">móviles &lt; 768 px</text:span>) </text:p>
        </text:list-item>
        <text:list-item>
          <text:p text:style-name="P83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83">md (<text:span text:style-name="T22">para portátiles &gt;= 992 px</text:span>) </text:p>
        </text:list-item>
        <text:list-item>
          <text:p text:style-name="P82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72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73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7">ola</text:span> <text:span text:style-name="T27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0">y tags</text:span> que tratan todo lo referente al texto y la forma en como mostrarlo.</text:p>
      <text:p text:style-name="P35"/>
      <text:p text:style-name="P19">Tags</text:p>
      <text:p text:style-name="P35">- <text:span text:style-name="T28">h1 … h6 <text:s/><text:tab/>=&gt; 36 px, 30 px, 24 px, 18 px, 14 px, 12 px (respectivamente)</text:span></text:p>
      <text:p text:style-name="P35">- <text:span text:style-name="T29">small <text:tab/>=&gt; tamaño inferior para texto secundario</text:span></text:p>
      <text:p text:style-name="P35">- <text:span text:style-name="T30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74">- blockquote<text:tab/>=&gt; bloque cita</text:p>
      <text:p text:style-name="P74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75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76">Clases</text:p>
      <text:p text:style-name="P48"><text:span text:style-name="T11">- </text:span><text:span text:style-name="T18">text-primary, text-success, text-info, text-warning, text-danger =&gt; color del texto</text:span></text:p>
      <text:p text:style-name="P77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78">- list-inline<text:tab/>=&gt; lista con todos los elementos en una sola linea<text:tab/></text:p>
      <text:p text:style-name="P78">- dl-horizontal<text:tab/>=&gt; dl con dt/dd en horizontal una al lado de la otra</text:p>
      <text:p text:style-name="P49"/>
      <text:p text:style-name="P7"><text:span text:style-name="T31">T</text:span>ablas</text:p>
      <text:p text:style-name="P72"/>
      <text:p text:style-name="P50">Son las clases que definen el comportamiento de las tablas. <text:span text:style-name="T32">Las tablas de bootstrap tienen un ligero padding y solo lineas divisoras horizontales. </text:span></text:p>
      <text:p text:style-name="P50"/>
      <text:p text:style-name="P20">Clases</text:p>
      <text:p text:style-name="P36">- <text:span text:style-name="T32">table <text:tab/><text:tab/><text:tab/>=&gt; añade el estilo básico para tablas</text:span></text:p>
      <text:p text:style-name="P36">- <text:span text:style-name="T33">table-stripped<text:tab/>=&gt; tabla con lineas de cebra</text:span></text:p>
      <text:p text:style-name="P36">- <text:span text:style-name="T34">table-bordered<text:tab/>=&gt; tabla con bordes en todas las celdas &lt;td&gt;</text:span></text:p>
      <text:p text:style-name="P36">- <text:span text:style-name="T34">table-hover<text:tab/><text:tab/>=&gt; tabla que resalta filas con el ratón</text:span></text:p>
      <text:p text:style-name="P36">- <text:span text:style-name="T35">table-condensed<text:tab/>=&gt; tabla con la mitad de padding que lo normal</text:span></text:p>
      <text:p text:style-name="P37">- <text:span text:style-name="T35">active, success, info, warning, danger =&gt; contextuales para &lt;tr&gt; o &lt;td&gt;</text:span></text:p>
      <text:p text:style-name="P38">- <text:span text:style-name="T35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6">visible-xs/-sm/-md/-lg<text:tab/>=&gt; dice con que tamaño el elemento es visible</text:span></text:p>
      <text:p text:style-name="P38">- <text:span text:style-name="T36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7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8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8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39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0">aplicables a los tags &lt;a&gt; &lt;button&gt; &lt;input&gt;</text:span></text:p>
      <text:p text:style-name="P36"/>
      <text:p text:style-name="P22">Estilos</text:p>
      <text:p text:style-name="P43">- <text:span text:style-name="T40">btn-primary/-success/-info/-warning/-danger/-link</text:span></text:p>
      <text:p text:style-name="P43"/>
      <text:p text:style-name="P23">Tamaños de botón</text:p>
      <text:p text:style-name="P43">- <text:span text:style-name="T41">btn-xs/-sm/-md/-lg <text:tab/>=&gt; no tiene nada que ver con el tamaño de pantalla</text:span></text:p>
      <text:p text:style-name="P36">- <text:span text:style-name="T42">btn-block<text:tab/><text:tab/>=&gt; ocupan el ancho del elemento padre</text:span></text:p>
      <text:p text:style-name="P36">- <text:span text:style-name="T43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79"/>
      <text:p text:style-name="P14">Barras de navegación</text:p>
      <text:p text:style-name="P59">La barra de navegación es una cabecera situada en lo alto de la web usada para navegar por el contenido de la misma.</text:p>
      <text:p text:style-name="P59"/>
      <text:p text:style-name="P69">Forma standard de la barra</text:p>
      <text:p text:style-name="P69"/>
      <text:p text:style-name="P69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0"/>
      <text:p text:style-name="P63">Vamos a ver de qué partes se compone:</text:p>
      <text:p text:style-name="P63">- Un tag &lt;nav&gt; de la clase .navbar y la sub-clase navbar-default</text:p>
      <text:p text:style-name="P63">- Un &lt;div&gt; container que contiene todo el contenido de la barra</text:p>
      <text:p text:style-name="P63">- Una lista &lt;ul&gt; de la clase .nav y sub-clase .navbar-nav con las opciones como elementos hijo</text:p>
      <text:p text:style-name="P63">- Los elementos &lt;li&gt; activos deben ser de la clase .active</text:p>
      <text:p text:style-name="P63">- Cada elemento &lt;li&gt; es un link &lt;a&gt; para llevarnos a una parte de la web concreta</text:p>
      <text:p text:style-name="P63">- Antes de las opciones listadas, se pueden poner otros elementos, como en este caso, un .nav-header con un link .nav-brand.</text:p>
      <text:p text:style-name="P60"/>
      <text:p text:style-name="P70">Barras de navegación más avanzadas</text:p>
      <text:p text:style-name="P60"/>
      <text:p text:style-name="P60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4"><text:soft-page-break/>Este ejemplo lleva algunos elementos nuevos:</text:p>
      <text:p text:style-name="P64">- La clase de la &lt;nav&gt; es .navbar-inverse que invierte el color de la barra y sus elementos</text:p>
      <text:p text:style-name="P64">- Se ha añadido otro bloque &lt;ul&gt; de sub-clase .navbar-right alineado a la derecha <text:span text:style-name="T44">con glyphicons para darle mas vistosidad</text:span></text:p>
      <text:p text:style-name="P64"/>
      <text:p text:style-name="P71">Barras de navegación colapsables</text:p>
      <text:p text:style-name="P65">Cuando las barras de navegación se muestran en dispositivos pequeños, deben de poder colapsar en un botón que contenga todos sus elementos.</text:p>
      <text:p text:style-name="P65"/>
      <text:p text:style-name="P80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5"><text:line-break/>  </text:span><text:span text:style-name="T4">&lt;</text:span><text:span text:style-name="T2">div</text:span><text:span text:style-name="T6"> class</text:span><text:span text:style-name="T4">="container-fluid"&gt;</text:span><text:span text:style-name="T45"><text:line-break/>    </text:span><text:span text:style-name="T4">&lt;</text:span><text:span text:style-name="T2">div</text:span><text:span text:style-name="T6"> class</text:span><text:span text:style-name="T4">="navbar-header"&gt;</text:span><text:span text:style-name="T45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 <text:line-break/>      </text:span><text:span text:style-name="T4">&lt;</text:span><text:span text:style-name="T2">/button</text:span><text:span text:style-name="T4">&gt;</text:span><text:span text:style-name="T45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5">WebSiteName</text:span><text:span text:style-name="T4">&lt;</text:span><text:span text:style-name="T2">/a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5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5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 </text:span><text:span text:style-name="T4">&lt;</text:span><text:span text:style-name="T2">/ul</text:span><text:span text:style-name="T4">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5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5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 </text:span><text:span text:style-name="T4">&lt;</text:span><text:span text:style-name="T2">/ul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 </text:span><text:span text:style-name="T4">&lt;</text:span><text:span text:style-name="T2">/div</text:span><text:span text:style-name="T4">&gt;</text:span><text:span text:style-name="T45"><text:line-break/></text:span><text:span text:style-name="T4">&lt;</text:span><text:span text:style-name="T2">/nav</text:span><text:span text:style-name="T4">&gt;</text:span><text:span text:style-name="T45"> </text:span></text:p>
      <text:p text:style-name="P65"/>
      <text:p text:style-name="P65">Los añadidos son:</text:p>
      <text:p text:style-name="P66">- En la cabecera .nav-header se ha introducido un <text:span text:style-name="T46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67">- <text:span text:style-name="T46">Al &lt;nav&gt; le hemos añadido la clase .navbar-fixed-top para que siempre se mantenga arriba, aunque el contenido de la página se haga scroll.</text:span></text:p>
      <text:p text:style-name="P67">- <text:span text:style-name="T47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7">) por un menu dropdown</text:span></text:p>
      <text:p text:style-name="P67"/>
      <text:p text:style-name="P67"><text:span text:style-name="T47"><text:s text:c="8"/>&lt;li class="dropdown"&gt;</text:span></text:p>
      <text:p text:style-name="P67"><text:span text:style-name="T47"><text:s text:c="10"/>&lt;a class="dropdown-toggle" data-toggle="dropdown" href="#"&gt;Page 1 &lt;span class="caret"&gt;&lt;/span&gt;&lt;/a&gt;</text:span></text:p>
      <text:p text:style-name="P67"><text:span text:style-name="T47"><text:s text:c="10"/>&lt;ul class="dropdown-menu"&gt;</text:span></text:p>
      <text:p text:style-name="P67"><text:span text:style-name="T47"><text:s text:c="12"/>&lt;li&gt;&lt;a href="#"&gt;Page 1-1&lt;/a&gt;&lt;/li&gt;</text:span></text:p>
      <text:p text:style-name="P67"><text:span text:style-name="T47"><text:s text:c="12"/>&lt;li&gt;&lt;a href="#"&gt;Page 1-2&lt;/a&gt;&lt;/li&gt;</text:span></text:p>
      <text:p text:style-name="P67"><text:span text:style-name="T47"><text:s text:c="12"/>&lt;li&gt;&lt;a href="#"&gt;Page 1-3&lt;/a&gt;&lt;/li&gt;</text:span></text:p>
      <text:p text:style-name="P67"><text:span text:style-name="T47"><text:s text:c="10"/>&lt;/ul&gt;</text:span></text:p>
      <text:p text:style-name="P67"><text:span text:style-name="T47"><text:s text:c="8"/>&lt;/li&gt;</text:span> </text:p>
      <text:p text:style-name="P68"><text:soft-page-break/>- Al lado del título Page 1 ponemos un &lt;span&gt; de clase .caret para dibujar el triágulo hacia abajo que indica la existencia de un submenú.</text:p>
      <text:p text:style-name="P62">- <text:span text:style-name="T48">Los 3 &lt;span&gt; .icon-bar del botón collapse muestras 3 rayas horizontales <text:s/>superpuestas que indican que es un botón de menú para móviles.</text:span></text:p>
      <text:p text:style-name="P62"/>
      <text:p text:style-name="P14">Formularios</text:p>
      <text:p text:style-name="P61"/>
      <text:p text:style-name="P61"/>
      <text:p text:style-name="P61"/>
      <text:p text:style-name="P61"/>
      <text:p text:style-name="P61"/>
      <text:p text:style-name="P6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07:55:47.124248240</dc:date>
    <meta:editing-duration>PT4H7M51S</meta:editing-duration>
    <meta:editing-cycles>82</meta:editing-cycles>
    <meta:document-statistic meta:table-count="0" meta:image-count="0" meta:object-count="0" meta:page-count="8" meta:paragraph-count="142" meta:word-count="1678" meta:character-count="12372" meta:non-whitespace-character-count="10394"/>
  </office:meta>
</office:document-meta>
</file>